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7000001E94B156603B895E504.png" manifest:media-type="image/png"/>
  <manifest:file-entry manifest:full-path="Pictures/100000000000039D0000021D0E8AE5C6752E4124.png" manifest:media-type="image/png"/>
  <manifest:file-entry manifest:full-path="Pictures/10000000000001130000019771C0A079D844E623.png" manifest:media-type="image/png"/>
  <manifest:file-entry manifest:full-path="Pictures/100000000000016E0000015CA5223998BFA2ED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imSun1" svg:font-family="SimSu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P4" style:family="paragraph" style:parent-style-name="Standard">
      <style:text-properties officeooo:paragraph-rsid="0006bfc9"/>
    </style:style>
    <style:style style:name="T1" style:family="text">
      <style:text-properties style:font-name="SimSun1" fo:font-size="10.5pt" style:font-size-asian="10.5pt"/>
    </style:style>
    <style:style style:name="T2" style:family="text">
      <style:text-properties style:font-name="SimSun1" fo:font-size="10.5pt" officeooo:rsid="0006bfc9" style:font-size-asian="10.5pt"/>
    </style:style>
    <style:style style:name="T3" style:family="text">
      <style:text-properties officeooo:rsid="0006bfc9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4 角色运动</text:p>
      <text:p text:style-name="Title"/>
      <text:p text:style-name="P1"/>
      <text:p text:style-name="P2">步骤1</text:p>
      <text:p text:style-name="P4"><text:span text:style-name="T3"><text:tab/></text:span><text:span text:style-name="T1">点击积木选择区的指</text:span><text:span text:style-name="T2">令，观察角色变化</text:span></text:p>
      <text:p text:style-name="P2"><text:tab/><draw:frame draw:style-name="fr2" draw:name="图像1" text:anchor-type="char" svg:width="3.2398in" svg:height="5.0937in" draw:z-index="0"><draw:image xlink:href="Pictures/1000000000000137000001E94B156603B895E504.png" xlink:type="simple" xlink:show="embed" xlink:actuate="onLoad" draw:mime-type="image/png"/></draw:frame></text:p>
      <text:p text:style-name="P2"/>
      <text:p text:style-name="P2">步骤2</text:p>
      <text:p text:style-name="P2"><text:tab/>运行一组指令</text:p>
      <text:p text:style-name="P2"><draw:frame draw:style-name="fr2" draw:name="图像2" text:anchor-type="char" svg:width="3.8126in" svg:height="3.6252in" draw:z-index="1"><draw:image xlink:href="Pictures/100000000000016E0000015CA5223998BFA2ED02.png" xlink:type="simple" xlink:show="embed" xlink:actuate="onLoad" draw:mime-type="image/png"/></draw:frame><text:soft-page-break/></text:p>
      <text:p text:style-name="P2"/>
      <text:p text:style-name="P2">步骤3</text:p>
      <text:p text:style-name="P2"><text:tab/>添加运行事件</text:p>
      <text:p text:style-name="P2"><draw:frame draw:style-name="fr2" draw:name="图像3" text:anchor-type="char" svg:width="2.8646in" svg:height="4.2398in" draw:z-index="2"><draw:image xlink:href="Pictures/10000000000001130000019771C0A079D844E623.png" xlink:type="simple" xlink:show="embed" xlink:actuate="onLoad" draw:mime-type="image/png"/></draw:frame></text:p>
      <text:p text:style-name="P2"/>
      <text:p text:style-name="P2">步骤4</text:p>
      <text:p text:style-name="P2"><text:tab/>切换到大窗口模式并启动程序</text:p>
      <text:p text:style-name="P2"><draw:frame draw:style-name="fr1" draw:name="图像4" text:anchor-type="char" svg:width="6.6929in" svg:height="3.9138in" draw:z-index="3"><draw:image xlink:href="Pictures/100000000000039D0000021D0E8AE5C6752E4124.png" xlink:type="simple" xlink:show="embed" xlink:actuate="onLoad" draw:mime-type="image/png"/></draw:frame><text:soft-page-break/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imSun1" svg:font-family="SimSu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1T21:39:05.218000000</dc:date>
    <meta:editing-duration>PT1H52M19S</meta:editing-duration>
    <meta:editing-cycles>6</meta:editing-cycles>
    <meta:document-statistic meta:table-count="0" meta:image-count="4" meta:object-count="0" meta:page-count="3" meta:paragraph-count="10" meta:word-count="61" meta:character-count="67" meta:non-whitespace-character-count="61"/>
  </office:meta>
</office:document-meta>
</file>